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Calibri1" svg:font-family="Calibri" style:font-family-generic="system"/>
    <style:font-face style:name="MS Mincho" svg:font-family="'MS Mincho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0ca" officeooo:paragraph-rsid="000950ca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950ca" officeooo:paragraph-rsid="000950c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0950ca" officeooo:paragraph-rsid="000950ca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Liberation Serif" fo:font-size="12pt" fo:language="pt" fo:country="BR" officeooo:paragraph-rsid="000950ca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Liberation Serif" fo:font-size="12pt" officeooo:paragraph-rsid="000950ca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Liberation Serif" fo:font-size="12pt" fo:font-style="normal" style:text-underline-style="none" fo:font-weight="normal" officeooo:rsid="001cb8d8" officeooo:paragraph-rsid="000950c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Liberation Serif" fo:font-size="12pt" fo:font-style="normal" style:text-underline-style="none" fo:font-weight="normal" officeooo:rsid="000950ca" officeooo:paragraph-rsid="000950c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Liberation Serif" fo:font-size="15pt" fo:font-style="normal" style:text-underline-style="solid" style:text-underline-width="auto" style:text-underline-color="font-color" fo:font-weight="bold" officeooo:rsid="000950ca" officeooo:paragraph-rsid="000950ca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" fo:language="pt" fo:country="BR" style:font-name-asian="MS Mincho" style:font-size-asian="12pt" style:language-asian="ja" style:country-asian="JP" style:font-name-complex="Calibri1" style:language-complex="ar" style:country-complex="SA"/>
    </style:style>
    <style:style style:name="T2" style:family="text">
      <style:text-properties style:font-name="Calibri" fo:language="pt" fo:country="BR" officeooo:rsid="00235a3a" style:font-name-asian="MS Mincho" style:font-size-asian="12pt" style:language-asian="ja" style:country-asian="JP" style:font-name-complex="Calibri1" style:language-complex="ar" style:country-complex="SA"/>
    </style:style>
    <style:style style:name="T3" style:family="text">
      <style:text-properties style:font-name="Calibri" fo:language="pt" fo:country="BR" officeooo:rsid="00246024" style:font-name-asian="MS Mincho" style:font-size-asian="12pt" style:language-asian="ja" style:country-asian="JP" style:font-name-complex="Calibri1" style:language-complex="ar" style:country-complex="SA"/>
    </style:style>
    <style:style style:name="T4" style:family="text">
      <style:text-properties style:font-name="Calibri" fo:language="pt" fo:country="BR" officeooo:rsid="002e010a" style:font-name-asian="MS Mincho" style:font-size-asian="12pt" style:language-asian="ja" style:country-asian="JP" style:font-name-complex="Calibri1" style:language-complex="ar" style:country-complex="SA"/>
    </style:style>
    <style:style style:name="T5" style:family="text">
      <style:text-properties style:font-name="Calibri" fo:language="pt" fo:country="BR" officeooo:rsid="0033c473" style:font-name-asian="MS Mincho" style:font-size-asian="12pt" style:language-asian="ja" style:country-asian="JP" style:font-name-complex="Calibri1" style:language-complex="ar" style:country-complex="SA"/>
    </style:style>
    <style:style style:name="T6" style:family="text">
      <style:text-properties fo:language="pt" fo:country="BR" style:font-name-asian="MS Mincho" style:language-asian="ja" style:country-asian="JP" style:font-name-complex="Calibri1" style:language-complex="ar" style:country-complex="SA"/>
    </style:style>
    <style:style style:name="T7" style:family="text">
      <style:text-properties fo:language="pt" fo:country="BR" officeooo:rsid="001b5261" style:font-name-asian="MS Mincho" style:language-asian="ja" style:country-asian="JP" style:font-name-complex="Calibri1" style:language-complex="ar" style:country-complex="SA"/>
    </style:style>
    <style:style style:name="T8" style:family="text">
      <style:text-properties fo:language="pt" fo:country="BR" style:font-name-asian="MS Mincho" style:font-size-asian="12pt" style:language-asian="ja" style:country-asian="JP" style:font-name-complex="Calibri1" style:language-complex="ar" style:country-complex="SA"/>
    </style:style>
    <style:style style:name="T9" style:family="text">
      <style:text-properties fo:language="pt" fo:country="BR" officeooo:rsid="00235a3a" style:font-name-asian="MS Mincho" style:font-size-asian="12pt" style:language-asian="ja" style:country-asian="JP" style:font-name-complex="Calibri1" style:language-complex="ar" style:country-complex="SA"/>
    </style:style>
    <style:style style:name="T10" style:family="text">
      <style:text-properties fo:language="pt" fo:country="BR" officeooo:rsid="00246024" style:font-name-asian="MS Mincho" style:font-size-asian="12pt" style:language-asian="ja" style:country-asian="JP" style:font-name-complex="Calibri1" style:language-complex="ar" style:country-complex="SA"/>
    </style:style>
    <style:style style:name="T11" style:family="text">
      <style:text-properties fo:language="pt" fo:country="BR" officeooo:rsid="002e010a" style:font-name-asian="MS Mincho" style:font-size-asian="12pt" style:language-asian="ja" style:country-asian="JP" style:font-name-complex="Calibri1" style:language-complex="ar" style:country-complex="SA"/>
    </style:style>
    <style:style style:name="T12" style:family="text">
      <style:text-properties fo:language="pt" fo:country="BR" officeooo:rsid="0033c473" style:font-name-asian="MS Mincho" style:font-size-asian="12pt" style:language-asian="ja" style:country-asian="JP" style:font-name-complex="Calibri1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– Original:</text:p>
      <text:p text:style-name="P1">1. Aplicar conhecimentos adquiridos no curso de ciência da computação em um software interativo.</text:p>
      <text:p text:style-name="P1">…</text:p>
      <text:p text:style-name="P1">5. Entrar em contato com manipulação de databases. E foram muitas databases!</text:p>
      <text:p text:style-name="P1"/>
      <text:p text:style-name="P3">1 – Adaptado:</text:p>
      <text:p text:style-name="P4">1. Aplicar conhecimentos adquiridos no curso de ciência da computação em um software interativo. </text:p>
      <text:p text:style-name="P4">2. Criar uma inteligência artificial capaz de desafiar humanos em um sistema de combate complexo.</text:p>
      <text:p text:style-name="P4">3. Usar números pseudoaleatórios para criar uma experiência engajadora por múltiplas partidas.</text:p>
      <text:p text:style-name="P4">4. Familiarizar-se com orientação de objetos e o processo de criação artística de um produto.</text:p>
      <text:p text:style-name="P5"><text:span text:style-name="T6">5. Entrar em contato com manipulação de </text:span><text:span text:style-name="T7">base de dados.</text:span></text:p>
      <text:p text:style-name="P6"><text:span text:style-name="T7">6. </text:span><text:span text:style-name="T6">Aprender sobre balanceamento de um jogo.</text:span></text:p>
      <text:p text:style-name="P7"/>
      <text:p text:style-name="P8">2 – Original:</text:p>
      <text:p text:style-name="P7">À medida que o programa tomava forma, (…), aparência dos botões e animações</text:p>
      <text:p text:style-name="P8">2 – Adaptado:</text:p>
      <text:p text:style-name="P7"><text:span text:style-name="T8">À medida que o </text:span><text:span text:style-name="T9">programa</text:span><text:span text:style-name="T8"> tomava forma, (…) </text:span><text:span text:style-name="T11">aparência dos botões e animações. </text:span><text:span text:style-name="T12">Com a divisão de tarefas, veio a experiência de trabalho e coordenação de equipes, estruturação de projeto e uso de ferramentas de controle de versão em equipe (no caso, github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Calibri1" svg:font-family="Calibri" style:font-family-generic="system"/>
    <style:font-face style:name="MS Mincho" svg:font-family="'MS Mincho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3:46:12.269426811</meta:creation-date>
    <dc:date>2016-11-18T13:56:18.762941664</dc:date>
    <meta:editing-duration>P0D</meta:editing-duration>
    <meta:editing-cycles>1</meta:editing-cycles>
    <meta:document-statistic meta:table-count="0" meta:image-count="0" meta:object-count="0" meta:page-count="1" meta:paragraph-count="15" meta:word-count="164" meta:character-count="1032" meta:non-whitespace-character-count="878"/>
    <meta:generator>LibreOffice/4.2.8.2$Linux_X86_64 LibreOffice_project/420m0$Build-2</meta:generator>
  </office:meta>
</office:document-meta>
</file>